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4A881111E5C.svm"/>
  <manifest:file-entry manifest:media-type="" manifest:full-path="Pictures/2000000700000B7A000007231F53C1C9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7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8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name-complex="Arial1" style:font-size-complex="8pt"/>
    </style:style>
    <style:style style:name="P12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8pt" style:font-size-asian="8pt" style:font-name-complex="Arial1" style:font-size-complex="8pt" style:font-weight-complex="bold"/>
    </style:style>
    <style:style style:name="P13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4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7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9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1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2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3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style:font-name="Arial1" style:font-name-complex="Arial1" style:font-weight-complex="bold"/>
    </style:style>
    <style:style style:name="T8" style:family="text">
      <style:text-properties style:text-position="0% 100%"/>
    </style:style>
    <style:style style:name="T9" style:family="text">
      <style:text-properties style:font-name-complex="Arial1"/>
    </style:style>
    <style:style style:name="T10" style:family="text">
      <style:text-properties style:font-name-complex="Arial1" style:font-weight-complex="bold"/>
    </style:style>
    <style:style style:name="T11" style:family="text">
      <style:text-properties style:text-underline-style="none" style:font-name-complex="Arial1"/>
    </style:style>
    <style:style style:name="T12" style:family="text">
      <style:text-properties style:text-underline-style="none" style:font-name-complex="Arial1" style:font-weight-complex="bold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style:font-name="Arial" fo:font-size="10pt" style:font-name-complex="Arial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63cm" draw:visible-area-height="1.416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string" office:string-value="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  <text:user-field-decl office:value-type="string" office:string-value="" text:name="prestation_natprest"/>
        <text:user-field-decl office:value-type="string" office:string-value="" text:name="prestation_topchapers"/>
        <text:user-field-decl office:value-type="string" office:string-value="" text:name="structurereferente_id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cer93_nivetu"/>
        <text:user-field-decl office:value-type="string" office:string-value="" text:name="contratinsertion_rg_ci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" text:name="structurereferente_lib_struc"/>
        <text:user-field-decl office:value-type="string" office:string-value="" text:name="cer93_positioncer"/>
        <text:user-field-decl office:value-type="string" office:string-value="" text:name="detaildroitrsa_nbtotaidefamsurfdom"/>
        <text:user-field-decl office:value-type="string" office:string-value="" text:name="detailcalculdroitrsa_natpf_socle"/>
        <text:user-field-decl office:value-type="string" office:string-value="" text:name="detailcalculdroitrsa_natpf_activite"/>
        <text:user-field-decl office:value-type="string" office:string-value="" text:name="detailcalculdroitrsa_natpf_majore"/>
        <text:user-field-decl office:value-type="string" office:string-value="" text:name="actioncandidatpersonne_daterecu"/>
        <text:user-field-decl office:value-type="string" office:string-value="" text:name="activite_inscritpe"/>
        <text:user-field-decl office:value-type="string" office:string-value="" text:name="cer93_inscritpe"/>
        <text:user-field-decl office:value-type="string" office:string-value="" text:name="personne_numagenpoleemploi"/>
        <text:user-field-decl office:value-type="string" office:string-value="" text:name="personne_dtinscpoleemploi"/>
        <text:user-field-decl office:value-type="string" office:string-value="" text:name="historiqueetatpe_id"/>
        <text:user-field-decl office:value-type="string" office:string-value="" text:name="historiqueetatpe_informationpe_id"/>
        <text:user-field-decl office:value-type="string" office:string-value="" text:name="historiqueetatpe_identifiantpe"/>
        <text:user-field-decl office:value-type="string" office:string-value="" text:name="historiqueetatpe_date"/>
        <text:user-field-decl office:value-type="string" office:string-value="" text:name="historiqueetatpe_etat"/>
        <text:user-field-decl office:value-type="string" office:string-value="" text:name="historiqueetatpe_code"/>
        <text:user-field-decl office:value-type="string" office:string-value="" text:name="historiqueetatpe_motif"/>
        <text:user-field-decl office:value-type="string" office:string-value="" text:name="historiqueetatpe_ale"/>
        <text:user-field-decl office:value-type="string" office:string-value="" text:name="modeleodt_path"/>
      </text:user-field-decls>
      <draw:frame draw:style-name="fr1" draw:name="Cadre1" text:anchor-type="page" text:anchor-page-number="1" svg:x="14.885cm" svg:y="0.344cm" svg:width="2cm" draw:z-index="2">
        <draw:text-box fo:min-height="1.302cm">
          <text:p text:style-name="Frame_20_contents"><draw:frame draw:style-name="fr2" draw:name="images1" text:anchor-type="paragraph" svg:x="-0.012cm" svg:y="0cm" svg:width="2.013cm" svg:height="1.169cm" draw:z-index="3"><draw:image xlink:href="Pictures/2000000700000758000004A881111E5C.svm" xlink:type="simple" xlink:show="embed" xlink:actuate="onLoad"/></draw:frame><draw:frame draw:style-name="fr2" draw:name="images2" text:anchor-type="paragraph" svg:x="2.427cm" svg:y="0.053cm" svg:width="2.568cm" svg:height="1.619cm" draw:z-index="4"><draw:image xlink:href="Pictures/2000000700000B7A000007231F53C1C9.svm" xlink:type="simple" xlink:show="embed" xlink:actuate="onLoad"/></draw:frame></text:p>
        </draw:text-box>
      </draw:frame>
      <text:p text:style-name="P22"><draw:frame draw:style-name="fr3" draw:name="Objet1" text:anchor-type="as-char" svg:y="-0.474cm" svg:width="6.532cm" svg:height="0.951cm" draw:z-index="1"><draw:object-ole xlink:href="./Object 1" xlink:type="simple" xlink:show="embed" xlink:actuate="onLoad"/><draw:image xlink:href="./ObjectReplacements/Object 1" xlink:type="simple" xlink:show="embed" xlink:actuate="onLoad"/></draw:frame><text:tab/></text:p>
      <text:p text:style-name="P18"/>
      <text:p text:style-name="P18"><text:tab/><text:tab/><text:tab/><text:tab/> <text:s text:c="19"/><text:span text:style-name="T17">FICHE DE PRESCRIPTION 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0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/>
            <text:p text:style-name="P3">Fiche transmise le : <text:s/></text:p>
            <text:p text:style-name="P3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3">Nom du référent : <text:s text:c="45"/>Fonction : </text:p>
            <text:p text:style-name="P3">Organisme prescripteur ou référent : </text:p>
            <text:p text:style-name="P3">Adresse : </text:p>
            <text:p text:style-name="P3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9">Tel : </text:p>
          </table:table-cell>
          <table:table-cell table:style-name="Tableau1.B3" office:value-type="string">
            <text:p text:style-name="P9">Fax :</text:p>
          </table:table-cell>
          <table:table-cell table:style-name="Tableau1.C3" office:value-type="string">
            <text:p text:style-name="P3"><text:span text:style-name="T3">Mail : 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3">Action prescrite et nom du partenaire/prestataire :</text:p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1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3"><text:span text:style-name="T8">Civilité : </text:span></text:p>
                </table:table-cell>
                <table:table-cell table:style-name="Tableau4.B1" office:value-type="string">
                  <text:p text:style-name="P3">Nom : </text:p>
                </table:table-cell>
                <table:table-cell table:style-name="Tableau4.B1" table:number-columns-spanned="2" office:value-type="string">
                  <text:p text:style-name="P3">Prénom : 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3">Date de naissance : </text:p>
                  <text:p text:style-name="P3"><text:bookmark-start text:name="__DdeLink__784_736095298"/>Adresse<text:bookmark-end text:name="__DdeLink__784_736095298"/> : 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<text:span text:style-name="T4">Tel </text:span>: </text:p>
                  <text:p text:style-name="P3">Portable : </text:p>
                </table:table-cell>
                <table:covered-table-cell/>
                <table:covered-table-cell/>
                <table:table-cell table:style-name="Tableau4.B1" office:value-type="string">
                  <text:p text:style-name="P3"><text:span text:style-name="T3">Mail </text:span>: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0">Bénéficiaire du : <text:s text:c="3"/>RSA socle <text:s text:c="7"/><text:bookmark-start text:name="__DdeLink__294_103728666"/><text:span text:style-name="T6">RSA </text:span><text:bookmark-end text:name="__DdeLink__294_103728666"/><text:span text:style-name="T15">activité</text:span><text:span text:style-name="T9"> </text:span><text:span text:style-name="T2"><text:s/></text:span></text:p>
                  <text:p text:style-name="P11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Numéro du bénéficiaire (-CAF) : 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3">Inscrit au Pôle Emploi : <text:s/><text:span text:style-name="T3"><text:s/></text:span>Oui<text:span text:style-name="T3"> <text:s text:c="3"/></text:span>Non <text:s text:c="2"/>N° d’identifiant : <text:s/>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3">Niveau de diplôme et/ou qualification : 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4" office:value-type="string">
                  <text:p text:style-name="P3">Contrat d’engagement réciproque (CER) : <text:s text:c="2"/></text:p>
                  <text:p text:style-name="P3"><text:span text:style-name="T16">date de début=</text:span> <text:s text:c="7"/><text:span text:style-name="T16">date de fin= </text:span></text:p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0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6"/>
            <text:p text:style-name="P1">Rendez-vous fixé le : <text:s text:c="2"/>avec M. / Mme …...........................</text:p>
            <text:h text:style-name="P19" text:outline-level="3">Nom de l’organisme :…………………………………………………………………………………………………………………</text:h>
            <text:p text:style-name="P14"><text:span text:style-name="T14">Adresse : </text:span>…………………………………………………………………………………………………………….........................</text:p>
            <text:p text:style-name="P14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2"><text:span text:style-name="T10">Le bénéficiaire est invité à se munir : CER <text:s/>/ notification CAF <text:s/>/ CV <text:s/>/ Autres <text:s/></text:span></text:p>
            <text:p text:style-name="P12"/>
          </table:table-cell>
          <table:covered-table-cell/>
          <table:covered-table-cell/>
        </table:table-row>
        <table:table-row table:style-name="Tableau3.3">
          <table:table-cell table:style-name="Tableau3.A1" table:number-columns-spanned="3" office:value-type="string">
            <text:h text:style-name="P20" text:outline-level="1"><text:span text:style-name="T9">RESULTAT DE L’EFFECTIVITE DE </text:span><text:span text:style-name="T9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5"><text:span text:style-name="T11">Le </text:span><text:span text:style-name="T12">bénéficiaire</text:span><text:span text:style-name="T11"> s'est présenté <text:s text:c="8"/>Oui <text:s text:c="4"/><text:tab/>le </text:span></text:p>
            <text:p text:style-name="P17"><text:span text:style-name="T11"><text:s/></text:span><text:span text:style-name="T13"><text:s text:c="55"/>Non <text:s text:c="3"/></text:span></text:p>
            <text:p text:style-name="P16">Date de retour de la fiche au prescripteur ou au référent : </text:p>
            <text:p text:style-name="P13"><draw:line text:anchor-type="char" draw:z-index="0" draw:style-name="gr1" draw:text-style-name="P23" svg:x1="-0.191cm" svg:y1="0.018cm" svg:x2="-0.191cm" svg:y2="0.018cm"><text:p/></draw:line>Observations :</text:p>
            <text:p text:style-name="P13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7"/>
            <text:p text:style-name="P4">Prescripteur / référent</text:p>
            <text:p text:style-name="P4"/>
          </table:table-cell>
          <table:table-cell table:style-name="Tableau3.A5" office:value-type="string">
            <text:p text:style-name="P7"/>
            <text:p text:style-name="P4">Allocataire </text:p>
            <text:p text:style-name="P4">(Je m’engage à me rendre au rendez-vous fixé)</text:p>
          </table:table-cell>
          <table:table-cell table:style-name="Tableau3.A5" office:value-type="string">
            <text:p text:style-name="P7"/>
            <text:p text:style-name="P4">Prestataire / partenaire</text:p>
          </table:table-cell>
        </table:table-row>
        <table:table-row table:style-name="Tableau3.5">
          <table:table-cell table:style-name="Tableau3.A5" office:value-type="string">
            <text:p text:style-name="P5">Nom, date, signature et cachet</text:p>
          </table:table-cell>
          <table:table-cell table:style-name="Tableau3.A5" office:value-type="string">
            <text:p text:style-name="P5"/>
          </table:table-cell>
          <table:table-cell table:style-name="Tableau3.A5" office:value-type="string">
            <text:p text:style-name="P5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08-11T11:27:59.29</dc:date>
    <meta:print-date>2010-11-16T15:07:00</meta:print-date>
    <meta:editing-cycles>272</meta:editing-cycles>
    <meta:editing-duration>PT593H07M56S</meta:editing-duration>
    <meta:generator>OpenOffice.org/3.2$Win32 OpenOffice.org_project/320m12$Build-9483</meta:generator>
    <meta:document-statistic meta:table-count="4" meta:image-count="2" meta:object-count="1" meta:page-count="1" meta:paragraph-count="44" meta:word-count="215" meta:character-count="1559"/>
  </office:meta>
</office:document-meta>
</file>